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ce3" style:family="table-cell" style:parent-style-name="Default" style:data-style-name="N7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able_id</text:p>
          </table:table-cell>
          <table:table-cell office:value-type="string" calcext:value-type="string">
            <text:p>categoryable_type</text:p>
          </table:table-cell>
          <table:table-cell office:value-type="string" calcext:value-type="string">
            <text:p>parent_i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deleted_at</text:p>
          </table:table-cell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3" office:value-type="string" calcext:value-type="string">
            <text:p>NU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\Models\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3:04:41.72" calcext:value-type="date">
            <text:p>07-09-23 13: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¤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¤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2:19.666114462</dc:date>
    <meta:editing-duration>PT13M</meta:editing-duration>
    <meta:editing-cycles>4</meta:editing-cycles>
    <meta:generator>LibreOffice/7.3.7.2$Linux_X86_64 LibreOffice_project/30$Build-2</meta:generator>
    <meta:document-statistic meta:table-count="1" meta:cell-count="470" meta:object-count="0"/>
  </office:meta>
</office:document-meta>
</file>